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f13e5" officeooo:paragraph-rsid="001f13e5"/>
    </style:style>
    <style:style style:name="P3" style:family="paragraph" style:parent-style-name="Text_20_body" style:list-style-name="L1">
      <style:text-properties officeooo:rsid="002e6b9b" officeooo:paragraph-rsid="002e6b9b"/>
    </style:style>
    <style:style style:name="P4" style:family="paragraph" style:parent-style-name="Text_20_body" style:list-style-name="L1">
      <style:text-properties officeooo:rsid="0037445a" officeooo:paragraph-rsid="0037445a"/>
    </style:style>
    <style:style style:name="T1" style:family="text">
      <style:text-properties officeooo:rsid="001e1ee4"/>
    </style:style>
    <style:style style:name="T2" style:family="text">
      <style:text-properties officeooo:rsid="0020b45f"/>
    </style:style>
    <style:style style:name="T3" style:family="text">
      <style:text-properties officeooo:rsid="00223be3"/>
    </style:style>
    <style:style style:name="T4" style:family="text">
      <style:text-properties officeooo:rsid="0022940b"/>
    </style:style>
    <style:style style:name="T5" style:family="text">
      <style:text-properties officeooo:rsid="00315fb7"/>
    </style:style>
    <style:style style:name="T6" style:family="text">
      <style:text-properties officeooo:rsid="0031c216"/>
    </style:style>
    <style:style style:name="T7" style:family="text">
      <style:text-properties officeooo:rsid="0034af36"/>
    </style:style>
    <style:style style:name="T8" style:family="text">
      <style:text-properties officeooo:rsid="003841ee"/>
    </style:style>
    <style:style style:name="T9" style:family="text">
      <style:text-properties officeooo:rsid="0039e2a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text:span text:style-name="T1">2</text:span>:1-10</text:h>
      <text:h text:style-name="Heading_20_2" text:outline-level="2"><text:bookmark text:name="en-GNT-33422"/>The Living Stone and the Holy Nation</text:h>
      <text:list xml:id="list3136820541" text:style-name="L1">
        <text:list-item>
          <text:p text:style-name="P1">Rid yourselves, then, of all evil; no more lying or hypocrisy or jealousy or insulting language. Be like newborn babies, always thirsty for the pure spiritual milk, so that by drinking it you may grow up and be saved. As the scripture says, “You have found out for yourselves how kind the Lord is.” Come to the Lord, the living stone rejected by people as worthless but chosen by God as valuable. Come as living stones, and let yourselves be used in building the spiritual temple, where you will serve as holy priests to offer spiritual and acceptable sacrifices to God through Jesus Christ. For the scripture says, “I chose a valuable stone, which I am placing as the cornerstone in Zion; and whoever believes in him will never be disappointed.” This stone is of great value for you that believe; but for those who do not believe: “The stone which the builders rejected as worthless turned out to be the most important of all.” And another scripture says, “This is the stone that will make people stumble, the rock that will make them fall.” They stumbled because they did not believe in the word; such was God's will for them. But you are the chosen race, the King's priests, the holy nation, God's own people, chosen to proclaim the wonderful acts of God, who called you out of darkness into his own marvelous light. <text:bookmark text:name="en-GNT-33431"/>At one time you were not God's people, but now you are his people; at one time you did not know God's mercy, but now you have received his mercy.</text:p>
        </text:list-item>
        <text:list-item>
          <text:p text:style-name="P2">In the verses above we’re being <text:span text:style-name="T3">told</text:span> to get rid of the old self. The old self lies, is jealousy, dwells in hypocrisy, uses insulting language and <text:span text:style-name="T9">partakes </text:span><text:span text:style-name="T2">many </text:span>other evils. <text:span text:style-name="T4">We are then being encouraged to seek after the pure spiritual milk so that we grow and be saved.</text:span></text:p>
        </text:list-item>
        <text:list-item>
          <text:p text:style-name="P3">The Lord has shown us mercy, we were ripe for destruction but because of the Lords love we received salvation through Jesus Christ. <text:span text:style-name="T5">Jesus Christ is referred here as the living stone that was rejected yet the Lord has chosen that stone and made it the corner stone, all things are made whole by that stone. </text:span><text:span text:style-name="T6">We should approach that stone as </text:span><text:span text:style-name="T7">living stones and by so doing we serve as priests to God through Jesus Christ and we’ll never be disappointed.</text:span></text:p>
        </text:list-item>
        <text:list-item>
          <text:p text:style-name="P4">Those who decide to reject this stone will stumble and fall, that is their punishment. <text:span text:style-name="T8">Let’s give praise and honour to the Lord who brought out of darkness into the light, his ligh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7T08:52:01.502119726</meta:creation-date>
    <dc:date>2022-04-27T10:13:18.984806531</dc:date>
    <meta:editing-duration>PT1H10M58S</meta:editing-duration>
    <meta:editing-cycles>16</meta:editing-cycles>
    <meta:generator>LibreOffice/6.4.7.2$Linux_X86_64 LibreOffice_project/40$Build-2</meta:generator>
    <meta:document-statistic meta:table-count="0" meta:image-count="0" meta:object-count="0" meta:page-count="1" meta:paragraph-count="6" meta:word-count="444" meta:character-count="2419" meta:non-whitespace-character-count="1985"/>
  </office:meta>
</office:document-meta>
</file>